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automatic-styles>
    <style:style style:name="P1" style:family="paragraph" style:parent-style-name="Serif_20_14" style:master-page-name="U_5f_list">
      <style:paragraph-properties fo:text-align="center" style:justify-single-word="false" style:page-number="auto"/>
      <style:text-properties officeooo:paragraph-rsid="003fc801"/>
    </style:style>
    <style:style style:name="P2" style:family="paragraph" style:parent-style-name="Text_20_body">
      <style:paragraph-properties fo:text-align="center" style:justify-single-word="false"/>
      <style:text-properties officeooo:paragraph-rsid="003fc801"/>
    </style:style>
    <style:style style:name="P3" style:family="paragraph" style:parent-style-name="Serif_20_14">
      <style:paragraph-properties fo:text-align="center" style:justify-single-word="false"/>
      <style:text-properties officeooo:paragraph-rsid="003fc801"/>
    </style:style>
    <style:style style:name="P4" style:family="paragraph" style:parent-style-name="Text_20_body">
      <style:paragraph-properties fo:text-align="center" style:justify-single-word="false"/>
      <style:text-properties officeooo:rsid="0031dd06" officeooo:paragraph-rsid="003fc801"/>
    </style:style>
    <style:style style:name="P5" style:family="paragraph" style:parent-style-name="Serif_20_14">
      <style:paragraph-properties fo:text-align="center" style:justify-single-word="false"/>
      <style:text-properties style:font-name="Liberation Serif" fo:font-size="14pt" officeooo:paragraph-rsid="003fc801" style:font-size-asian="14pt" style:font-size-complex="14pt"/>
    </style:style>
    <style:style style:name="P6" style:family="paragraph" style:parent-style-name="Serif_20_14">
      <style:text-properties officeooo:paragraph-rsid="00473a7c"/>
    </style:style>
    <style:style style:name="P7" style:family="paragraph" style:parent-style-name="Serif_20_14">
      <style:paragraph-properties fo:break-before="page"/>
    </style:style>
    <style:style style:name="P8" style:family="paragraph" style:parent-style-name="Serif_20_14">
      <style:text-properties officeooo:paragraph-rsid="003fc801"/>
    </style:style>
    <style:style style:name="P9" style:family="paragraph" style:parent-style-name="Serif_20_14">
      <style:text-properties officeooo:paragraph-rsid="003feb7d"/>
    </style:style>
    <style:style style:name="P10" style:family="paragraph" style:parent-style-name="Serif_20_14">
      <style:text-properties officeooo:paragraph-rsid="004020f5"/>
    </style:style>
    <style:style style:name="P11" style:family="paragraph" style:parent-style-name="Serif_20_14">
      <style:paragraph-properties fo:text-align="justify" style:justify-single-word="false"/>
      <style:text-properties officeooo:paragraph-rsid="004a9ddc"/>
    </style:style>
    <style:style style:name="P12" style:family="paragraph" style:parent-style-name="Serif_20_14">
      <style:text-properties officeooo:paragraph-rsid="004bb148"/>
    </style:style>
    <style:style style:name="P13" style:family="paragraph" style:parent-style-name="Serif_20_14">
      <style:text-properties officeooo:paragraph-rsid="0040a7d1"/>
    </style:style>
    <style:style style:name="P1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Liberation Serif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15" style:family="paragraph" style:parent-style-name="Serif_20_14">
      <style:paragraph-properties fo:text-align="start" style:justify-single-word="false"/>
      <style:text-properties officeooo:paragraph-rsid="004d0813"/>
    </style:style>
    <style:style style:name="T1" style:family="text">
      <style:text-properties officeooo:rsid="00386e86"/>
    </style:style>
    <style:style style:name="T2" style:family="text">
      <style:text-properties officeooo:rsid="003fc801"/>
    </style:style>
    <style:style style:name="T3" style:family="text">
      <style:text-properties fo:language="ru" fo:country="RU" style:font-name-complex="Times New Roman1"/>
    </style:style>
    <style:style style:name="T4" style:family="text">
      <style:text-properties fo:language="ru" fo:country="RU" officeooo:rsid="003fc801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officeooo:rsid="004a4a35"/>
    </style:style>
    <style:style style:name="T7" style:family="text">
      <style:text-properties officeooo:rsid="0031dd06"/>
    </style:style>
    <style:style style:name="T8" style:family="text">
      <style:text-properties officeooo:rsid="004e425f"/>
    </style:style>
    <style:style style:name="T9" style:family="text">
      <style:text-properties officeooo:rsid="003b6595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language="ru" fo:country="RU" officeooo:rsid="00150d43" style:font-weight-asian="normal" style:font-weight-complex="normal"/>
    </style:style>
    <style:style style:name="T12" style:family="text">
      <style:text-properties fo:language="ru" fo:country="RU" officeooo:rsid="002349a2" style:font-weight-asian="normal" style:font-weight-complex="normal"/>
    </style:style>
    <style:style style:name="T13" style:family="text">
      <style:text-properties fo:language="ru" fo:country="RU" officeooo:rsid="00150d43"/>
    </style:style>
    <style:style style:name="T14" style:family="text">
      <style:text-properties officeooo:rsid="002e1af8" style:font-weight-asian="normal" style:font-weight-complex="normal"/>
    </style:style>
    <style:style style:name="T15" style:family="text">
      <style:text-properties officeooo:rsid="00150d43" style:font-weight-asian="normal" style:font-weight-complex="normal"/>
    </style:style>
    <style:style style:name="T16" style:family="text">
      <style:text-properties officeooo:rsid="00150d43"/>
    </style:style>
    <style:style style:name="T17" style:family="text">
      <style:text-properties officeooo:rsid="002e1af8"/>
    </style:style>
    <style:style style:name="T18" style:family="text">
      <style:text-properties officeooo:rsid="003008d5" style:font-weight-asian="normal" style:font-weight-complex="normal"/>
    </style:style>
    <style:style style:name="T19" style:family="text">
      <style:text-properties officeooo:rsid="00311335" style:font-weight-asian="normal" style:font-weight-complex="normal"/>
    </style:style>
    <style:style style:name="T20" style:family="text">
      <style:text-properties officeooo:rsid="003c11f5"/>
    </style:style>
    <style:style style:name="T21" style:family="text">
      <style:text-properties officeooo:rsid="003be3a0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.5pt" officeooo:rsid="004a4a35" style:font-size-asian="12.5pt" style:font-size-complex="12.5pt"/>
    </style:style>
    <style:style style:name="T24" style:family="text">
      <style:text-properties style:font-name="Liberation Mono" fo:font-size="12.5pt" officeooo:rsid="004a4a35" style:font-size-asian="12.5pt" style:font-size-complex="12.5pt"/>
    </style:style>
    <style:style style:name="T25" style:family="text">
      <style:text-properties style:font-name="Liberation Mono" fo:font-size="12.5pt" officeooo:rsid="004a9ddc" style:font-size-asian="12.5pt" style:font-size-complex="12.5pt"/>
    </style:style>
    <style:style style:name="T26" style:family="text">
      <style:text-properties style:font-name="Liberation Mono" fo:font-size="14pt" officeooo:rsid="004a9ddc" style:font-size-asian="14pt" style:font-size-complex="14pt"/>
    </style:style>
    <style:style style:name="T27" style:family="text">
      <style:text-properties style:font-name="Liberation Serif" fo:font-size="14pt" officeooo:rsid="004a9ddc" style:font-size-asian="14pt" style:font-size-complex="14pt"/>
    </style:style>
    <style:style style:name="T28" style:family="text">
      <style:text-properties style:font-name="Liberation Mono" fo:font-size="12.5pt" style:font-size-asian="12.5pt" style:font-size-complex="12.5pt"/>
    </style:style>
    <style:style style:name="T29" style:family="text">
      <style:text-properties officeooo:rsid="004a9ddc"/>
    </style:style>
    <style:style style:name="T30" style:family="text">
      <style:text-properties officeooo:rsid="004020f5"/>
    </style:style>
    <style:style style:name="T31" style:family="text">
      <style:text-properties officeooo:rsid="004020f5" style:font-weight-asian="normal" style:font-weight-complex="normal"/>
    </style:style>
    <style:style style:name="T32" style:family="text">
      <style:text-properties fo:font-size="14pt" officeooo:rsid="004020f5" style:font-size-asian="14pt" style:font-weight-asian="normal" style:font-size-complex="14pt" style:font-weight-complex="normal"/>
    </style:style>
    <style:style style:name="T33" style:family="text">
      <style:text-properties fo:font-size="12.5pt" officeooo:rsid="004020f5" style:font-size-asian="12.5pt" style:font-weight-asian="normal" style:font-size-complex="12.5pt" style:font-weight-complex="normal"/>
    </style:style>
    <style:style style:name="T34" style:family="text">
      <style:text-properties fo:font-weight="normal" officeooo:rsid="004020f5" style:font-weight-asian="normal" style:font-weight-complex="normal"/>
    </style:style>
    <style:style style:name="T35" style:family="text">
      <style:text-properties officeooo:rsid="004bb14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bb148" style:font-weight-asian="normal" style:font-weight-complex="normal"/>
    </style:style>
    <style:style style:name="T38" style:family="text">
      <style:text-properties officeooo:rsid="0040a7d1"/>
    </style:style>
    <style:style style:name="T39" style:family="text">
      <style:text-properties officeooo:rsid="004d0813"/>
    </style:style>
    <style:style style:name="T40" style:family="text">
      <style:text-properties fo:font-size="12.5pt" style:font-size-asian="12.5pt" style:font-size-complex="12.5pt"/>
    </style:style>
    <style:style style:name="T41" style:family="text">
      <style:text-properties officeooo:rsid="00208170"/>
    </style:style>
    <style:style style:name="T42" style:family="text">
      <style:text-properties officeooo:rsid="0019c330"/>
    </style:style>
    <style:style style:name="T43" style:family="text">
      <style:text-properties officeooo:rsid="003dc2d8"/>
    </style:style>
    <style:style style:name="T44" style:family="text">
      <style:text-properties officeooo:rsid="0031945d"/>
    </style:style>
    <style:style style:name="T4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6" style:family="text">
      <style:text-properties fo:language="ru" fo:country="RU" officeooo:rsid="00087249" style:font-name-complex="Times New Roman1"/>
    </style:style>
    <style:style style:name="T47" style:family="text">
      <style:text-properties fo:language="ru" fo:country="RU" fo:font-weight="bold" officeooo:rsid="00087249" style:font-weight-asian="bold" style:font-name-complex="Times New Roman1" style:font-weight-complex="bold"/>
    </style:style>
    <style:style style:name="T48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style:style style:name="T49" style:family="text">
      <style:text-properties fo:text-transform="uppercase" fo:language="ru" fo:country="RU" fo:font-weight="bold" officeooo:rsid="0005ee9d" style:font-weight-asian="bold" style:font-name-complex="Times New Roman1" style:font-weight-complex="bold"/>
    </style:style>
    <style:style style:name="T50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3">Б<text:span text:style-name="T1">ЕЛОРУССКИЙ</text:span> ГОСУДАРСТВЕННЫЙ УНИВЕРСИТЕТ ИНФОРМАТИКИ И РАДИОЭЛЕКТРОНИКИ</text:p>
      <text:p text:style-name="P2"/>
      <text:p text:style-name="P3">Факультет компьютерных систем и сетей</text:p>
      <text:p text:style-name="P3">Кафедра электронных вычислительных машин</text:p>
      <text:p text:style-name="P2"/>
      <text:p text:style-name="P2"/>
      <text:p text:style-name="P2"/>
      <text:p text:style-name="P2"/>
      <text:p text:style-name="P2"/>
      <text:p text:style-name="P4"/>
      <text:p text:style-name="P3"><text:span text:style-name="T1">Л</text:span>абораторн<text:span text:style-name="T1">ая</text:span> работ<text:span text:style-name="T1">а</text:span> №<text:span text:style-name="T2">3</text:span></text:p>
      <text:p text:style-name="P3">по курсу </text:p>
      <text:p text:style-name="P3">«Операционные системы и системное программирование»</text:p>
      <text:p text:style-name="P3">на тему</text:p>
      <text:p text:style-name="P5"><text:span text:style-name="T3">«</text:span><text:span text:style-name="T4">Взаимодействие и синхронизация процессов</text:span><text:span text:style-name="T5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>Выполнил: <text:tab/><text:tab/><text:tab/><text:tab/><text:tab/><text:tab/> <text:s text:c="22"/><text:span text:style-name="T1">с</text:span>тудент группы 350501<text:tab/><text:tab/><text:tab/><text:tab/><text:tab/><text:tab/><text:tab/><text:tab/><text:tab/><text:tab/><text:tab/><text:span text:style-name="T6">Е.С. Шахлан</text:span></text:p>
      <text:p text:style-name="P3"><text:tab/><text:tab/></text:p>
      <text:p text:style-name="P3">Проверил:<text:tab/><text:tab/><text:tab/><text:tab/><text:tab/><text:tab/> <text:s text:c="3"/><text:span text:style-name="T7">ст</text:span><text:span text:style-name="T1">арший</text:span><text:span text:style-name="T7"> пр</text:span><text:span text:style-name="T1">еподаватель</text:span><text:span text:style-name="T7"> </text:span><text:span text:style-name="T1">каф. ЭВМ </text:span></text:p>
      <text:p text:style-name="P3"><text:tab/><text:tab/><text:tab/><text:tab/><text:tab/><text:tab/><text:tab/><text:tab/> <text:s text:c="28"/>Л.П. Поденок<text:tab/></text:p>
      <text:p text:style-name="P3"/>
      <text:p text:style-name="P3"><text:tab/></text:p>
      <text:p text:style-name="P3"><text:span text:style-name="U_5f_text"><text:span text:style-name="T8">Минск</text:span></text:span><text:span text:style-name="U_5f_text"> 2025</text:span></text:p>
      <text:p text:style-name="Serif_20_14"><text:soft-page-break/><text:span text:style-name="U_5f_undheader_5f_t"><text:tab/>1 УСЛОВИЕ ЛАБ</text:span><text:span text:style-name="U_5f_undheader_5f_t"><text:span text:style-name="T9">О</text:span></text:span><text:span text:style-name="U_5f_undheader_5f_t">РАТОРНОЙ РАБОТЫ</text:span></text:p>
      <text:p text:style-name="Serif_20_14"/>
      <text:p text:style-name="Serif_20_14"><text:span text:style-name="U_5f_text"><text:tab/>Синхронизация процессов с помощью сигналов и обработка сигналов таймера.</text:span></text:p>
      <text:p text:style-name="Serif_20_14"><text:span text:style-name="U_5f_text"><text:tab/>Задание:</text:span></text:p>
      <text:p text:style-name="Serif_20_14"><text:span text:style-name="U_5f_text"><text:tab/>Управление дочерними процессами и упорядочение вывода в </text:span><text:span text:style-name="Mono_20_12.5">stdout</text:span><text:span text:style-name="U_5f_text"> от них, используя сигналы </text:span><text:span text:style-name="Mono_20_12.5">SIGUSR1</text:span><text:span text:style-name="U_5f_text"> и </text:span><text:span text:style-name="Mono_20_12.5">SIGUSR2</text:span><text:span text:style-name="U_5f_text">.</text:span></text:p>
      <text:p text:style-name="Serif_20_14"><text:span text:style-name="U_5f_text"><text:tab/>Действия родительского процесса:</text:span></text:p>
      <text:p text:style-name="Serif_20_14"><text:span text:style-name="U_5f_text"><text:tab/>- По нажатию клавиши «</text:span><text:span text:style-name="Mono_20_12.5">+</text:span><text:span text:style-name="U_5f_text">» pодительский процесс (</text:span><text:span text:style-name="Mono_20_12.5">P</text:span><text:span text:style-name="U_5f_text">) порождает дочерний процесс (</text:span><text:span text:style-name="Mono_20_12.5">C_k</text:span><text:span text:style-name="U_5f_text">) и сообщает об этом. По нажатию клавиши «</text:span><text:span text:style-name="Mono_20_12.5">-</text:span><text:span text:style-name="U_5f_text">» </text:span><text:span text:style-name="Mono_20_12.5">P</text:span><text:span text:style-name="U_5f_text"> удаляет последний порожденный </text:span><text:span text:style-name="Mono_20_12.5">C_k</text:span><text:span text:style-name="U_5f_text">, сообщает об этом и о количестве оставшихся;</text:span></text:p>
      <text:p text:style-name="Serif_20_14"><text:span text:style-name="U_5f_text"><text:tab/>- При вводе символа «</text:span><text:span text:style-name="Mono_20_12.5">l</text:span><text:span text:style-name="U_5f_text">» выводится перечень родительских и дочерних процессов;</text:span></text:p>
      <text:p text:style-name="Serif_20_14"><text:span text:style-name="U_5f_text"><text:tab/>- При вводе символа «</text:span><text:span text:style-name="Mono_20_12.5">k</text:span><text:span text:style-name="U_5f_text">» </text:span><text:span text:style-name="Mono_20_12.5">P</text:span><text:span text:style-name="U_5f_text"> удаляет все </text:span><text:span text:style-name="Mono_20_12.5">C_k</text:span><text:span text:style-name="U_5f_text"> и сообщает об этом;</text:span></text:p>
      <text:p text:style-name="Serif_20_14"><text:span text:style-name="U_5f_text"><text:tab/>- По нажатию клавиши «</text:span><text:span text:style-name="Mono_20_12.5">q</text:span><text:span text:style-name="U_5f_text">» </text:span><text:span text:style-name="Mono_20_12.5">P</text:span><text:span text:style-name="U_5f_text"> удаляет все </text:span><text:span text:style-name="Mono_20_12.5">C_k</text:span><text:span text:style-name="U_5f_text">, сообщает об этом и завершается.</text:span></text:p>
      <text:p text:style-name="Serif_20_14"><text:span text:style-name="U_5f_text"><text:tab/>Действия дочернего процесса:</text:span></text:p>
      <text:p text:style-name="Serif_20_14"><text:span text:style-name="U_5f_text"><text:tab/>- Дочерний процесс во внешнем цикле заводит будильник и входит в вечный цикл, в котором заполняет структуру, содержащую пару переменных типа </text:span><text:span text:style-name="Mono_20_12.5">int</text:span><text:span text:style-name="U_5f_text">, значениями {0, 0} и {1, 1} в режиме чередования. Поскольку заполнение не атомарно, в момент срабатывания будильника в структуре может оказаться любая возможная комбинация из 0 и 1;</text:span></text:p>
      <text:p text:style-name="P6"><text:span text:style-name="U_5f_text"><text:tab/>- При получении сигнала от будильника проверяет содержимое структуры, собирает статистику и повторяет тело внешнего цикла. Через заданное количество повторений внешнего цикла дочерний процесс выводит свои </text:span><text:span text:style-name="Mono_20_12.5">PPID</text:span><text:span text:style-name="U_5f_text">, </text:span><text:span text:style-name="Mono_20_12.5">PID</text:span><text:span text:style-name="U_5f_text"> и 4 числа </text:span><text:span text:style-name="U_5f_text"><text:span text:style-name="T10">‒</text:span></text:span><text:span text:style-name="U_5f_text"> количество разных пар, зарегистрированных в момент получения сигнала от будильника.</text:span></text:p>
      <text:p text:style-name="P7"><text:span text:style-name="U_5f_HEADER_5f_t"><text:tab/>2 ОПИСАНИЕ АЛГОРИТМОВ И РЕШЕНИЙ</text:span></text:p>
      <text:p text:style-name="Serif_20_14"/>
      <text:p text:style-name="Serif_20_14"><text:span text:style-name="U_5f_undheader_5f_t"><text:tab/>2.1 Общая структура программы</text:span></text:p>
      <text:p text:style-name="Serif_20_14"/>
      <text:p text:style-name="Serif_20_14"><text:span text:style-name="U_5f_text"><text:span text:style-name="T11"><text:tab/>Программа состоит из двух частей: </text:span></text:span><text:span text:style-name="U_5f_text"><text:span text:style-name="T12">р</text:span></text:span><text:span text:style-name="U_5f_text"><text:span text:style-name="T11">одительский процесс (</text:span></text:span><text:span text:style-name="Mono_20_12.5"><text:span text:style-name="T13">parent</text:span></text:span><text:span text:style-name="U_5f_text"><text:span text:style-name="T11">) </text:span></text:span><text:span text:style-name="U_5f_text"><text:span text:style-name="T12">и д</text:span></text:span><text:span text:style-name="U_5f_text"><text:span text:style-name="T11">очерний процесс (</text:span></text:span><text:span text:style-name="Mono_20_12.5">child</text:span><text:span text:style-name="U_5f_text"><text:span text:style-name="T11">). </text:span></text:span></text:p>
      <text:p text:style-name="Serif_20_14"><text:span text:style-name="U_5f_text"><text:span text:style-name="T10"><text:tab/>Родительский процесс </text:span></text:span><text:span text:style-name="U_5f_text"><text:span text:style-name="T14">у</text:span></text:span><text:span text:style-name="U_5f_text"><text:span text:style-name="T10">правляет созданием, удалением и взаимодействием с дочерними процессами. Обрабатывает команды пользователя, такие как создание нового дочернего процесса, удаление процессов, остановка и возобновление их работы. Отслеживает состояние дочерних процессов и их вывод.</text:span></text:span></text:p>
      <text:p text:style-name="Serif_20_14"><text:span text:style-name="U_5f_text"><text:span text:style-name="T10"><text:tab/>Дочерний процесс </text:span></text:span><text:span text:style-name="U_5f_text"><text:span text:style-name="T14">в</text:span></text:span><text:span text:style-name="U_5f_text"><text:span text:style-name="T10">ыполняет цикл, в котором обновляет статистику (количество пар 00, 01, 10, 11). Отправляет статистику родительскому процессу через сигналы. Ожидает разрешения от родительского процесса для вывода данных.</text:span></text:span></text:p>
      <text:p text:style-name="Serif_20_14"/>
      <text:p text:style-name="Serif_20_14"><text:span text:style-name="U_5f_undheader_5f_t"><text:tab/>2.2 Алгоритм работы родительского процесса</text:span></text:p>
      <text:p text:style-name="Serif_20_14"/>
      <text:p text:style-name="Serif_20_14"><text:span text:style-name="U_5f_text"><text:tab/>Выделяется память для хранения информации о дочерних процессах. <text:tab/></text:span><text:span text:style-name="U_5f_text"><text:span text:style-name="T10">Настраиваются обработчики сигналов (</text:span></text:span><text:span text:style-name="Mono_20_12.5">SIGUSR1</text:span><text:span text:style-name="U_5f_text"><text:span text:style-name="T10">,</text:span></text:span><text:span text:style-name="U_5f_text"><text:span text:style-name="T15"> </text:span></text:span><text:span text:style-name="Mono_20_12.5"><text:span text:style-name="T16">SIGUSR2</text:span></text:span><text:span text:style-name="U_5f_text"><text:span text:style-name="T15">, </text:span></text:span><text:span text:style-name="Mono_20_12.5"><text:span text:style-name="T16">SIGALRM</text:span></text:span><text:span text:style-name="U_5f_text"><text:span text:style-name="T10">).</text:span></text:span></text:p>
      <text:p text:style-name="Serif_20_14"><text:span text:style-name="U_5f_text"><text:tab/>Основной цикл:</text:span></text:p>
      <text:p text:style-name="Serif_20_14"><text:span text:style-name="U_5f_text"><text:tab/>Программа ожидает ввода пользователя.</text:span></text:p>
      <text:p text:style-name="Serif_20_14"><text:span text:style-name="U_5f_text"><text:tab/>В зависимости от введённой команды выполняются соответствующие действия:</text:span></text:p>
      <text:p text:style-name="P8"><text:span text:style-name="U_5f_text"><text:span text:style-name="T10"><text:tab/>- «</text:span></text:span><text:span text:style-name="Mono_20_12.5">+</text:span><text:span text:style-name="U_5f_text"><text:span text:style-name="T10">» ‒ </text:span></text:span><text:span text:style-name="U_5f_text"><text:span text:style-name="T14">с</text:span></text:span><text:span text:style-name="U_5f_text"><text:span text:style-name="T10">оздаётся новый дочерний процесс;</text:span></text:span></text:p>
      <text:p text:style-name="P8"><text:span text:style-name="U_5f_text"><text:span text:style-name="T10"><text:tab/>- «</text:span></text:span><text:span text:style-name="Mono_20_12.5">-</text:span><text:span text:style-name="U_5f_text"><text:span text:style-name="T10">» ‒ </text:span></text:span><text:span text:style-name="U_5f_text"><text:span text:style-name="T14">у</text:span></text:span><text:span text:style-name="U_5f_text"><text:span text:style-name="T10">даляется последний созданный дочерний процесс;</text:span></text:span></text:p>
      <text:p text:style-name="P8"><text:span text:style-name="U_5f_text"><text:span text:style-name="T14"><text:tab/>- «</text:span></text:span><text:span text:style-name="Mono_20_12.5"><text:span text:style-name="T17">l</text:span></text:span><text:span text:style-name="U_5f_text"><text:span text:style-name="T14">»</text:span></text:span><text:span text:style-name="U_5f_text"><text:span text:style-name="T10"> ‒ </text:span></text:span><text:span text:style-name="U_5f_text"><text:span text:style-name="T14">в</text:span></text:span><text:span text:style-name="U_5f_text"><text:span text:style-name="T10">ыводится информация о всех дочерних процессах;</text:span></text:span></text:p>
      <text:p text:style-name="P8"><text:span text:style-name="U_5f_text"><text:span text:style-name="T14"><text:tab/>- «</text:span></text:span><text:span text:style-name="Mono_20_12.5"><text:span text:style-name="T17">k</text:span></text:span><text:span text:style-name="U_5f_text"><text:span text:style-name="T14">»</text:span></text:span><text:span text:style-name="U_5f_text"><text:span text:style-name="T10"> ‒ </text:span></text:span><text:span text:style-name="U_5f_text"><text:span text:style-name="T14">у</text:span></text:span><text:span text:style-name="U_5f_text"><text:span text:style-name="T10">даляются все дочерние процессы;</text:span></text:span></text:p>
      <text:p text:style-name="P8"><text:span text:style-name="U_5f_text"><text:span text:style-name="T14"><text:tab/>- «</text:span></text:span><text:span text:style-name="ListLabel_20_36"><text:span text:style-name="T14">q</text:span></text:span><text:span text:style-name="U_5f_text"><text:span text:style-name="T14">» </text:span></text:span><text:span text:style-name="U_5f_text"><text:span text:style-name="T10">‒ </text:span></text:span><text:span text:style-name="U_5f_text"><text:span text:style-name="T14">з</text:span></text:span><text:span text:style-name="U_5f_text"><text:span text:style-name="T10">авершает программу, удаляя все дочерние процессы и освобождая ресурсы.</text:span></text:span></text:p>
      <text:p text:style-name="Serif_20_14"><text:span text:style-name="U_5f_text"><text:tab/>Обработка сигналов:</text:span></text:p>
      <text:p text:style-name="Serif_20_14"><text:span text:style-name="U_5f_code"><text:span text:style-name="T10"><text:tab/></text:span></text:span><text:span text:style-name="Mono_20_12.5">SIGUSR1</text:span><text:span text:style-name="U_5f_text"><text:span text:style-name="T10"> </text:span></text:span><text:span text:style-name="U_5f_text"><text:span text:style-name="T18">и</text:span></text:span><text:span text:style-name="U_5f_text"><text:span text:style-name="T10">спользуется для остановки вывода данных дочернего процесса;</text:span></text:span></text:p>
      <text:p text:style-name="Serif_20_14"><text:span text:style-name="U_5f_code"><text:span text:style-name="T10"><text:tab/></text:span></text:span><text:span text:style-name="Mono_20_12.5">SIGUSR2</text:span><text:span text:style-name="U_5f_text"> используется для возобновления вывода данных дочернего процесса;</text:span></text:p>
      <text:p text:style-name="Serif_20_14"><text:soft-page-break/><text:span text:style-name="U_5f_code"><text:span text:style-name="T10"><text:tab/></text:span></text:span><text:span text:style-name="Mono_20_12.5">SIGALRM</text:span><text:span text:style-name="U_5f_text"><text:span text:style-name="T10"> </text:span></text:span><text:span text:style-name="U_5f_text"><text:span text:style-name="T18">и</text:span></text:span><text:span text:style-name="U_5f_text"><text:span text:style-name="T10">спользуется для автоматического возобновления работы всех дочерних процессов через определённое время.</text:span></text:span></text:p>
      <text:p text:style-name="Serif_20_14"><text:span text:style-name="U_5f_text"><text:tab/>Р</text:span>одительский процесс отслеживает состояние каждого дочернего процесса (запущен или остановлен) и управляет их выводом данных.</text:p>
      <text:p text:style-name="Serif_20_14"/>
      <text:p text:style-name="Serif_20_14"><text:span text:style-name="U_5f_undheader_5f_t"><text:tab/>2.3 Алгоритм работы дочернего процесса</text:span></text:p>
      <text:p text:style-name="Serif_20_14"/>
      <text:p text:style-name="Serif_20_14"><text:span text:style-name="U_5f_text"><text:span text:style-name="T10"><text:tab/>Настраиваются обработчики сигналов (</text:span></text:span><text:span text:style-name="Mono_20_12.5"><text:span text:style-name="T16">SIGUSR1</text:span></text:span><text:span text:style-name="U_5f_text"><text:span text:style-name="T15">, </text:span></text:span><text:span text:style-name="Mono_20_12.5"><text:span text:style-name="T16">SIGUSR2</text:span></text:span><text:span text:style-name="U_5f_text"><text:span text:style-name="T15">, </text:span></text:span><text:span text:style-name="Mono_20_12.5"><text:span text:style-name="T16">SIGALRM</text:span></text:span><text:span text:style-name="U_5f_text"><text:span text:style-name="T10">).</text:span></text:span></text:p>
      <text:p text:style-name="Serif_20_14"><text:span text:style-name="U_5f_text"><text:tab/>Устанавливается случайный таймер для обновления статистики.</text:span></text:p>
      <text:p text:style-name="Serif_20_14"><text:span text:style-name="U_5f_text"><text:tab/>В каждом цикле обновляется статистика (количество пар 00, 01, 10, 11).</text:span></text:p>
      <text:p text:style-name="Serif_20_14"><text:span text:style-name="U_5f_text"><text:tab/>Если прошло более 5 секунд и вывод разрешён, дочерний процесс отправляет статистику родительскому процессу через сигнал </text:span><text:span text:style-name="Mono_20_12.5">SIGUSR1</text:span><text:span text:style-name="U_5f_text">.</text:span></text:p>
      <text:p text:style-name="Serif_20_14"><text:span text:style-name="U_5f_text"><text:tab/>Ожидает разрешения от родительского процесса для вывода данных.</text:span></text:p>
      <text:p text:style-name="Serif_20_14"><text:span text:style-name="U_5f_text"><text:tab/>Если вывод разрешён, выводит статистику и отправляет сигнал </text:span><text:span text:style-name="Mono_20_12.5">SIGUSR2</text:span><text:span text:style-name="U_5f_text"> родительскому процессу, сообщая о завершении вывода.</text:span></text:p>
      <text:p text:style-name="Serif_20_14"><text:span text:style-name="U_5f_text"><text:tab/>Обработка сигналов:</text:span></text:p>
      <text:p text:style-name="P9"><text:span text:style-name="U_5f_code"><text:span text:style-name="T10"><text:tab/></text:span></text:span><text:span text:style-name="Mono_20_12.5">SIGUSR1</text:span><text:span text:style-name="U_5f_text"><text:span text:style-name="T10"> ‒ </text:span></text:span><text:span text:style-name="U_5f_text"><text:span text:style-name="T18">з</text:span></text:span><text:span text:style-name="U_5f_text"><text:span text:style-name="T10">апрещает вывод данных;</text:span></text:span></text:p>
      <text:p text:style-name="P9"><text:span text:style-name="U_5f_code"><text:span text:style-name="T10"><text:tab/></text:span></text:span><text:span text:style-name="Mono_20_12.5">SIGUSR2</text:span><text:span text:style-name="U_5f_text"><text:span text:style-name="T10"> ‒ </text:span></text:span><text:span text:style-name="U_5f_text"><text:span text:style-name="T18">р</text:span></text:span><text:span text:style-name="U_5f_text"><text:span text:style-name="T10">азрешает вывод данных;</text:span></text:span></text:p>
      <text:p text:style-name="P9"><text:span text:style-name="U_5f_code"><text:span text:style-name="T10"><text:tab/></text:span></text:span><text:span text:style-name="Mono_20_12.5">SIGALRM</text:span><text:span text:style-name="U_5f_text"><text:span text:style-name="T10"> ‒ </text:span></text:span><text:span text:style-name="U_5f_text"><text:span text:style-name="T18">о</text:span></text:span><text:span text:style-name="U_5f_text"><text:span text:style-name="T10">бновляет статистику и устанавливает новый таймер.</text:span></text:span></text:p>
      <text:p text:style-name="Serif_20_14"/>
      <text:p text:style-name="Serif_20_14"><text:span text:style-name="U_5f_undheader_5f_t"><text:tab/>2.4 Взаимодействие между процессами</text:span></text:p>
      <text:p text:style-name="Serif_20_14"/>
      <text:p text:style-name="Serif_20_14"><text:span text:style-name="U_5f_text"><text:span text:style-name="T10"><text:tab/>Создание дочернего процесса </text:span></text:span><text:span text:style-name="U_5f_text"><text:span text:style-name="T18">происходит следующим образом</text:span></text:span><text:span text:style-name="U_5f_text"><text:span text:style-name="T19">:</text:span></text:span><text:span text:style-name="U_5f_text"><text:span text:style-name="T18"> </text:span></text:span></text:p>
      <text:p text:style-name="Serif_20_14"><text:span text:style-name="U_5f_text"><text:span text:style-name="T10"><text:tab/>Родительский процесс создаёт дочерний процесс с помощью </text:span></text:span><text:span text:style-name="Mono_20_12.5">fork</text:span><text:span text:style-name="Mono_20_12.5"><text:span text:style-name="T16">()</text:span></text:span><text:span text:style-name="U_5f_text"><text:span text:style-name="T10"> и </text:span></text:span><text:span text:style-name="Mono_20_12.5">execl</text:span><text:span text:style-name="Mono_20_12.5"><text:span text:style-name="T16">()</text:span></text:span><text:span text:style-name="U_5f_text"><text:span text:style-name="T10">. Информация о новом дочернем процессе добавляется в массив </text:span></text:span><text:span text:style-name="Mono_20_12.5">child_processes</text:span><text:span text:style-name="U_5f_text"><text:span text:style-name="T10">.</text:span></text:span></text:p>
      <text:p text:style-name="Serif_20_14"><text:span text:style-name="U_5f_text"><text:tab/>Управление выводом данных:</text:span></text:p>
      <text:p text:style-name="Serif_20_14"><text:span text:style-name="U_5f_text"><text:span text:style-name="T10"><text:tab/>Родительский процесс отправляет сигналы </text:span></text:span><text:span text:style-name="Mono_20_12.5">SIGUSR1</text:span><text:span text:style-name="U_5f_text"><text:span text:style-name="T10"> и </text:span></text:span><text:span text:style-name="Mono_20_12.5">SIGUSR2</text:span><text:span text:style-name="U_5f_text"><text:span text:style-name="T10"> дочерним процессам для остановки и возобновления вывода данных. <text:tab/></text:span></text:span><text:span text:style-name="U_5f_text">Дочерний процесс обрабатывает эти сигналы и изменяет своё состояние.</text:span></text:p>
      <text:p text:style-name="Serif_20_14"><text:span text:style-name="U_5f_text"><text:tab/>Передача статистики:</text:span></text:p>
      <text:p text:style-name="Serif_20_14"><text:span text:style-name="U_5f_text"><text:span text:style-name="T10"><text:tab/>Дочерний процесс отправляет статистику родительскому процессу через сигнал </text:span></text:span><text:span text:style-name="Mono_20_12.5">SIGUSR1</text:span><text:span text:style-name="U_5f_text"><text:span text:style-name="T10">. </text:span></text:span><text:span text:style-name="U_5f_text">Родительский процесс обрабатывает сигнал и выводит статистику, если вывод разрешён.</text:span></text:p>
      <text:p text:style-name="P7"><text:span text:style-name="U_5f_HEADER_5f_t"><text:tab/>3 ФУНКЦИОНАЛЬНАЯ СТРУКТУРА ПРОЕКТА</text:span></text:p>
      <text:p text:style-name="Serif_20_14"/>
      <text:p text:style-name="Serif_20_14"><text:span text:style-name="U_5f_text"><text:tab/>Структур</text:span><text:span text:style-name="U_5f_text"><text:span text:style-name="T20">a </text:span></text:span><text:span text:style-name="Mono_20_12.5">proc_stats</text:span><text:span text:style-name="U_5f_text"> </text:span><text:span text:style-name="U_5f_text"><text:span text:style-name="T21">и</text:span></text:span><text:span text:style-name="U_5f_text">спользуется для хранения текущего состояния дочернего процесса.</text:span></text:p>
      <text:p text:style-name="Serif_20_14"><text:span text:style-name="U_5f_text"><text:tab/>Поля:</text:span></text:p>
      <text:p text:style-name="P9"><text:span text:style-name="U_5f_code"><text:tab/></text:span><text:span text:style-name="U_5f_code"><text:span text:style-name="T22">-</text:span></text:span><text:span text:style-name="Mono_20_12.5"><text:span text:style-name="T23">pid_t pid</text:span></text:span><text:span text:style-name="U_5f_text"> </text:span><text:span text:style-name="U_5f_text"><text:span text:style-name="T10">‒</text:span></text:span><text:span text:style-name="U_5f_text"> </text:span><text:span text:style-name="U_5f_text"><text:span text:style-name="T6">Pid процесса</text:span></text:span><text:span text:style-name="U_5f_text">;</text:span></text:p>
      <text:p text:style-name="P9"><text:span text:style-name="U_5f_text"><text:s text:c="10"/>- </text:span><text:span text:style-name="U_5f_text"><text:span text:style-name="T24">char </text:span></text:span><text:span text:style-name="U_5f_text"><text:span text:style-name="T25">name[40] </text:span></text:span><text:span text:style-name="U_5f_text"><text:span text:style-name="T26">—</text:span></text:span><text:span text:style-name="U_5f_text"><text:span text:style-name="T27"> имя процесса;</text:span></text:span></text:p>
      <text:p text:style-name="P9"><text:span text:style-name="U_5f_code"><text:tab/></text:span>- <text:span text:style-name="U_5f_text"><text:span text:style-name="T28">bool is_acceptable</text:span></text:span><text:span text:style-name="U_5f_text"> </text:span><text:span text:style-name="U_5f_text"><text:span text:style-name="T10">‒</text:span></text:span><text:span text:style-name="U_5f_text"> значение состояния.</text:span></text:p>
      <text:p text:style-name="Serif_20_14"><text:span text:style-name="U_5f_text"><text:tab/>Глобальные переменные:</text:span></text:p>
      <text:p text:style-name="P9"><text:span text:style-name="U_5f_code"><text:tab/></text:span>- <text:span text:style-name="Mono_20_12.5">proc_num</text:span> <text:span text:style-name="U_5f_text"><text:span text:style-name="T10">‒ </text:span></text:span>текущее количество дочерних процессов;</text:p>
      <text:p text:style-name="P9"><text:tab/>- <text:span text:style-name="Mono_20_12.5">*child_proc</text:span> <text:span text:style-name="U_5f_text"><text:span text:style-name="T10">‒</text:span></text:span> массив <text:span text:style-name="T29">всех</text:span> дочерних процессов.</text:p>
      <text:p text:style-name="P9"><text:tab/><text:span text:style-name="T30">Функция </text:span><text:span text:style-name="Mono_20_12.5">sig_handler()</text:span> <text:span text:style-name="U_5f_text"><text:span text:style-name="T10">‒</text:span></text:span> обработчик сигнала <text:span text:style-name="Mono_20_12.5">SIGALRM</text:span>, устанавливает флаг <text:span text:style-name="Mono_20_12.5">alarm_received.</text:span></text:p>
      <text:p text:style-name="P9"><text:tab/><text:span text:style-name="T30">Передаваемые параметры:</text:span></text:p>
      <text:p text:style-name="P10"><text:tab/>- <text:span text:style-name="Mono_20_12.5"><text:span text:style-name="T30">int sig</text:span></text:span><text:span text:style-name="T30"> </text:span><text:span text:style-name="U_5f_text"><text:span text:style-name="T31">‒ номер сигнала;</text:span></text:span></text:p>
      <text:p text:style-name="P11"><text:span text:style-name="U_5f_text"><text:span text:style-name="T31"><text:tab/></text:span></text:span><text:span text:style-name="U_5f_text"><text:span text:style-name="T32">-</text:span></text:span><text:span text:style-name="U_5f_text"><text:span text:style-name="T33"> </text:span></text:span><text:span text:style-name="U_5f_text"><text:span text:style-name="Source_20_Text"><text:span text:style-name="T33">siginfo_t *inf</text:span></text:span></text:span><text:span text:style-name="U_5f_text"><text:span text:style-name="T31"> — указатель на структуру с дополнительной информацией о сигнале;</text:span></text:span></text:p>
      <text:p text:style-name="P10"><text:span text:style-name="U_5f_text"><text:span text:style-name="T31"><text:tab/>- </text:span></text:span><text:span text:style-name="U_5f_text"><text:span text:style-name="Source_20_Text"><text:span text:style-name="T33">void *ptr</text:span></text:span></text:span><text:span text:style-name="U_5f_text"><text:span text:style-name="T31"> — указатель на контекст исполнения.</text:span></text:span></text:p>
      <text:p text:style-name="Serif_20_14"><text:span text:style-name="T34"><text:tab/>Функция </text:span><text:span text:style-name="Mono_20_12.5"><text:span text:style-name="T30">option_s()</text:span></text:span><text:span text:style-name="T34"> – обработчик сигнала </text:span><text:span text:style-name="Mono_20_12.5"><text:span text:style-name="T30">SIGUSR1</text:span></text:span><text:span text:style-name="T34"> у родительского процесса.</text:span></text:p>
      <text:p text:style-name="Serif_20_14"><text:span text:style-name="T34"><text:tab/>Функция </text:span><text:span text:style-name="Mono_20_12.5"><text:span text:style-name="T30">option_</text:span></text:span><text:span text:style-name="Mono_20_12.5"><text:span text:style-name="T35">g</text:span></text:span><text:span text:style-name="Mono_20_12.5"><text:span text:style-name="T30">()</text:span></text:span><text:span text:style-name="T34"> – обработчик сигнала </text:span><text:span text:style-name="Mono_20_12.5"><text:span text:style-name="T30">SIGUSR2</text:span></text:span><text:span text:style-name="T34"> у родительского процесса.</text:span></text:p>
      <text:p text:style-name="P12"><text:span text:style-name="Strong_20_Emphasis"><text:span text:style-name="T36"><text:tab/>Функция </text:span></text:span><text:span text:style-name="Mono_20_12.5">handler_settings()</text:span><text:span text:style-name="T36"> – </text:span><text:span text:style-name="T37">настройка обработки сигналов</text:span><text:span text:style-name="T36">.</text:span></text:p>
      <text:p text:style-name="P9"><text:span text:style-name="U_5f_text"><text:tab/></text:span><text:span text:style-name="U_5f_text"><text:span text:style-name="Strong_20_Emphasis"><text:span text:style-name="T36">Функция </text:span></text:span></text:span><text:span text:style-name="Mono_20_12.5">create_process()</text:span><text:span text:style-name="U_5f_text"> – создание одного дочернего процесса.</text:span></text:p>
      <text:p text:style-name="P9"><text:span text:style-name="U_5f_text"><text:tab/></text:span><text:span text:style-name="U_5f_text"><text:span text:style-name="Strong_20_Emphasis"><text:span text:style-name="T36">Функция </text:span></text:span></text:span><text:span text:style-name="Mono_20_12.5"><text:span text:style-name="T35">delete_</text:span></text:span><text:span text:style-name="Mono_20_12.5">last_</text:span><text:span text:style-name="Mono_20_12.5"><text:span text:style-name="T35">proc</text:span></text:span><text:span text:style-name="Mono_20_12.5"><text:span text:style-name="T38">()</text:span></text:span><text:span text:style-name="U_5f_text"> – завершение последнего созданного дочернего процесса.</text:span></text:p>
      <text:p text:style-name="P9"><text:span text:style-name="U_5f_text"><text:tab/></text:span><text:span text:style-name="U_5f_text"><text:span text:style-name="Strong_20_Emphasis"><text:span text:style-name="T36">Функция </text:span></text:span></text:span><text:span text:style-name="Mono_20_12.5"><text:span text:style-name="T35">delete_</text:span></text:span><text:span text:style-name="Mono_20_12.5">all_</text:span><text:span text:style-name="Mono_20_12.5"><text:span text:style-name="T35">process</text:span></text:span><text:span text:style-name="Mono_20_12.5"><text:span text:style-name="T38">()</text:span></text:span><text:span text:style-name="U_5f_text"> – завершение всех дочерних процессов.</text:span></text:p>
      <text:p text:style-name="P12"><text:span text:style-name="Strong_20_Emphasis"><text:span text:style-name="T36"><text:tab/>Функция </text:span></text:span><text:span text:style-name="Mono_20_12.5"><text:span text:style-name="T35">show_</text:span></text:span><text:span text:style-name="Mono_20_12.5">all_</text:span><text:span text:style-name="Mono_20_12.5"><text:span text:style-name="T35">process</text:span></text:span><text:span text:style-name="Mono_20_12.5"><text:span text:style-name="T38">()</text:span></text:span><text:span text:style-name="U_5f_text"> – </text:span><text:span text:style-name="U_5f_text"><text:span text:style-name="T35">вывод</text:span></text:span><text:span text:style-name="U_5f_text"> всех </text:span><text:span text:style-name="U_5f_text"><text:span text:style-name="T35">текущих </text:span></text:span><text:span text:style-name="U_5f_text">дочерних процессов.</text:span></text:p>
      <text:p text:style-name="P13"><text:span text:style-name="U_5f_text"><text:tab/>Функция </text:span><text:span text:style-name="Mono_20_12.5">main()</text:span><text:span text:style-name="U_5f_text"> –</text:span><text:span text:style-name="U_5f_text"><text:span text:style-name="T20"> т</text:span></text:span><text:span text:style-name="U_5f_text">очка входа в программу. Игнорирует сигналы </text:span><text:span text:style-name="Mono_20_12.5">SIGUSR1</text:span><text:span text:style-name="U_5f_text"> и </text:span><text:span text:style-name="Mono_20_12.5">SIGUSR2</text:span><text:span text:style-name="U_5f_text"> в родительском процессе, </text:span><text:span text:style-name="U_5f_text"><text:span text:style-name="T20">в</text:span></text:span><text:span text:style-name="U_5f_text">ыводит список доступных команд </text:span><text:span text:style-name="U_5f_text"><text:span text:style-name="T20">в</text:span></text:span><text:span text:style-name="U_5f_text"> бесконечном цикле:</text:span></text:p>
      <text:p text:style-name="Serif_20_14"><text:span text:style-name="U_5f_text"><text:span text:style-name="T20"><text:tab/>1) </text:span></text:span><text:span text:style-name="U_5f_text">Читает команды;</text:span></text:p>
      <text:p text:style-name="Serif_20_14"><text:soft-page-break/><text:span text:style-name="U_5f_text"><text:span text:style-name="T20"><text:tab/>2) </text:span></text:span><text:span text:style-name="U_5f_text">Обрабатывает </text:span><text:span text:style-name="U_5f_text"><text:span text:style-name="T39">команды</text:span></text:span><text:span text:style-name="U_5f_text">.</text:span></text:p>
      <text:p text:style-name="Serif_20_14"><text:span text:style-name="U_5f_text"><text:tab/>Взаимодействие процессов:</text:span></text:p>
      <text:p text:style-name="Serif_20_14"><text:span text:style-name="U_5f_text"><text:tab/>Родительский процесс управляет дочерними через сигналы:</text:span></text:p>
      <text:p text:style-name="P13"><text:tab/>- <text:span text:style-name="Mono_20_12.5">SIGUSR1</text:span> <text:span text:style-name="U_5f_text">–</text:span> <text:span text:style-name="Mono_20_12.5">silent</text:span> режим (вывод отключен);</text:p>
      <text:p text:style-name="P13"><text:tab/>- <text:span text:style-name="Mono_20_12.5">SIGUSR2</text:span> <text:span text:style-name="U_5f_text">–</text:span> <text:span text:style-name="Mono_20_12.5">grant</text:span> режим (вывод включен);</text:p>
      <text:p text:style-name="P13"><text:tab/>- <text:span text:style-name="Mono_20_12.5">SIGTERM</text:span> <text:span text:style-name="U_5f_text">–</text:span> завершение процесса.</text:p>
      <text:p text:style-name="Serif_20_14"><text:span text:style-name="U_5f_text"><text:tab/>Дочерние процессы периодически меняют свое состояние (</text:span><text:span text:style-name="U_5f_code"><text:span text:style-name="T40">DataPair</text:span></text:span><text:span text:style-name="U_5f_text">) и выводят статистику по завершении</text:span></text:p>
      <text:p text:style-name="Serif_20_14"><text:span text:style-name="U_5f_text"><text:tab/>Примеры команд:</text:span></text:p>
      <text:p text:style-name="P13"><text:span text:style-name="U_5f_text"><text:tab/>- «</text:span><text:span text:style-name="Mono_20_12.5">+</text:span><text:span text:style-name="U_5f_text">» – создать дочерний процесс;</text:span></text:p>
      <text:p text:style-name="P13"><text:span text:style-name="U_5f_text"><text:tab/>- «</text:span><text:span text:style-name="Mono_20_12.5">-</text:span><text:span text:style-name="U_5f_text">» – удалить последний дочерний процесс;</text:span></text:p>
      <text:p text:style-name="P13"><text:span text:style-name="U_5f_text"><text:tab/>- «</text:span><text:span text:style-name="Mono_20_12.5">l</text:span><text:span text:style-name="U_5f_text">» – вывести список процессов;</text:span></text:p>
      <text:p text:style-name="P13"><text:span text:style-name="U_5f_text"><text:tab/>- «</text:span><text:span text:style-name="Mono_20_12.5">k</text:span><text:span text:style-name="U_5f_text">» – удалить все дочерние процессы;</text:span></text:p>
      <text:p text:style-name="P13"><text:span text:style-name="U_5f_text"><text:tab/>- «</text:span><text:span text:style-name="Mono_20_12.5">s</text:span><text:span text:style-name="U_5f_text">» – </text:span><text:span text:style-name="Mono_20_12.5">silent</text:span><text:span text:style-name="U_5f_text"> режим для всех;</text:span></text:p>
      <text:p text:style-name="P13"><text:span text:style-name="U_5f_text"><text:tab/>- «</text:span><text:span text:style-name="Mono_20_12.5">g</text:span><text:span text:style-name="U_5f_text">» – </text:span><text:span text:style-name="Mono_20_12.5">grant</text:span><text:span text:style-name="U_5f_text"> режим для всех;</text:span></text:p>
      <text:p text:style-name="P13"><text:span text:style-name="U_5f_text"><text:tab/>- «</text:span><text:span text:style-name="Mono_20_12.5">q</text:span><text:span text:style-name="U_5f_text">» – завершить программу.</text:span></text:p>
      <text:p text:style-name="Serif_20_14"><text:span text:style-name="Strong_20_Emphasis"><text:tab/></text:span></text:p>
      <text:p text:style-name="P7"><text:span text:style-name="U_5f_HEADER_5f_t"><text:tab/>4 ПОРЯДОК СБОРКИ И ЗАПУСКА</text:span></text:p>
      <text:p text:style-name="Serif_20_14"/>
      <text:p text:style-name="U_5f_text_5f_h"><text:span text:style-name="U_5f_text"><text:span text:style-name="T41">1</text:span></text:span><text:span text:style-name="U_5f_text"><text:span text:style-name="T20">)</text:span></text:span><text:span text:style-name="U_5f_text"> Перей</text:span><text:span text:style-name="U_5f_text"><text:span text:style-name="T42">ти </text:span></text:span><text:span text:style-name="U_5f_text">в </text:span><text:span text:style-name="U_5f_text"><text:span text:style-name="T42">каталог</text:span></text:span><text:span text:style-name="U_5f_text"> </text:span><text:span text:style-name="U_5f_text"><text:span text:style-name="T41">проекта:</text:span></text:span></text:p>
      <text:p text:style-name="U_5f_code_5f_h"><text:span text:style-name="Mono_20_12.5"><text:span text:style-name="T43">$ </text:span></text:span><text:span text:style-name="Mono_20_12.5">cd 'tar_working_dir/</text:span><text:span text:style-name="Mono_20_12.5"><text:span text:style-name="T39">Шахлан Е.С</text:span></text:span><text:span text:style-name="Mono_20_12.5">./lab03'</text:span></text:p>
      <text:p text:style-name="U_5f_text_5f_h"><text:span text:style-name="U_5f_text"><text:span text:style-name="T41">2</text:span></text:span><text:span text:style-name="U_5f_text"><text:span text:style-name="T20">)</text:span></text:span><text:span text:style-name="U_5f_text"> Собр</text:span><text:span text:style-name="U_5f_text"><text:span text:style-name="T42">ать</text:span></text:span><text:span text:style-name="U_5f_text"> проект с помощью </text:span><text:span text:style-name="Mono_20_12.5">make</text:span><text:span text:style-name="U_5f_text">:</text:span></text:p>
      <text:p text:style-name="U_5f_code_5f_h"><text:span text:style-name="Mono_20_12.5"><text:span text:style-name="T43">$ </text:span></text:span><text:span text:style-name="Mono_20_12.5">make <text:s/></text:span></text:p>
      <text:p text:style-name="U_5f_text_5f_h"><text:span text:style-name="U_5f_text"><text:span text:style-name="T44">3</text:span></text:span><text:span text:style-name="U_5f_text"><text:span text:style-name="T20">)</text:span></text:span><text:span text:style-name="U_5f_text"> Запус</text:span><text:span text:style-name="U_5f_text"><text:span text:style-name="T42">тить</text:span></text:span><text:span text:style-name="U_5f_text"> программ</text:span><text:span text:style-name="U_5f_text"><text:span text:style-name="T42">у:</text:span></text:span></text:p>
      <text:p text:style-name="U_5f_code_5f_h"><text:span text:style-name="Mono_20_12.5"><text:span text:style-name="T43">$ </text:span></text:span><text:span text:style-name="Mono_20_12.5">./</text:span><text:span text:style-name="Mono_20_12.5"><text:span text:style-name="T39">parent</text:span></text:span></text:p>
      <text:p text:style-name="P14" loext:marker-style-name="T45"/>
      <text:p text:style-name="P7"><text:span text:style-name="T46"><text:tab/></text:span><text:span text:style-name="T47">5 </text:span><text:span text:style-name="T48">результат</text:span><text:span text:style-name="T49">ы</text:span><text:span text:style-name="T48"> тестирования</text:span></text:p>
      <text:p text:style-name="Serif_20_14"/>
      <text:p text:style-name="P15"><text:span text:style-name="Mono_20_12.5">+</text:span></text:p>
      <text:p text:style-name="P15"><text:span text:style-name="Mono_20_12.5">PID 6787(C_00) - created</text:span></text:p>
      <text:p text:style-name="P15"><text:span text:style-name="Mono_20_12.5">Processes number = 1</text:span></text:p>
      <text:p text:style-name="P15"><text:span text:style-name="Mono_20_12.5">+</text:span></text:p>
      <text:p text:style-name="P15"><text:span text:style-name="Mono_20_12.5">PID 6793(C_01) - created</text:span></text:p>
      <text:p text:style-name="P15"><text:span text:style-name="Mono_20_12.5">Processes number = 2</text:span></text:p>
      <text:p text:style-name="P15"><text:span text:style-name="Mono_20_12.5">PPID - 6768</text:span></text:p>
      <text:p text:style-name="P15"><text:span text:style-name="Mono_20_12.5">PID - 6787</text:span></text:p>
      <text:p text:style-name="P15"><text:span text:style-name="Mono_20_12.5">00 - 0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87 printed info successfully</text:span></text:p>
      <text:p text:style-name="P15"><text:span text:style-name="Mono_20_12.5">+</text:span></text:p>
      <text:p text:style-name="P15"><text:span text:style-name="Mono_20_12.5">PID 6797(C_02) - created</text:span></text:p>
      <text:p text:style-name="P15"><text:span text:style-name="Mono_20_12.5">Processes number = 3</text:span></text:p>
      <text:p text:style-name="P15"><text:span text:style-name="Mono_20_12.5">PPID - 6768</text:span></text:p>
      <text:p text:style-name="P15"><text:span text:style-name="Mono_20_12.5">PID - 678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87 printed info successfully</text:span></text:p>
      <text:p text:style-name="P15"><text:span text:style-name="Mono_20_12.5">lPPID - 6768</text:span></text:p>
      <text:p text:style-name="P15"><text:span text:style-name="Mono_20_12.5">PID - 6793</text:span></text:p>
      <text:p text:style-name="P15"><text:span text:style-name="Mono_20_12.5">00 - 0</text:span></text:p>
      <text:p text:style-name="P15"><text:span text:style-name="Mono_20_12.5">01 - 1</text:span></text:p>
      <text:p text:style-name="P15"><text:span text:style-name="Mono_20_12.5">10 - 0</text:span></text:p>
      <text:p text:style-name="P15"><text:span text:style-name="Mono_20_12.5">11 - 1</text:span></text:p>
      <text:p text:style-name="P15"><text:span text:style-name="Mono_20_12.5">Child process 6793 printed info successfully</text:span></text:p>
      <text:p text:style-name="P15"><text:span text:style-name="Mono_20_12.5">PPID - 6768</text:span></text:p>
      <text:p text:style-name="P15"><text:span text:style-name="Mono_20_12.5">PID - 6797</text:span></text:p>
      <text:p text:style-name="P15"><text:span text:style-name="Mono_20_12.5">00 - 1</text:span></text:p>
      <text:p text:style-name="P15"><text:span text:style-name="Mono_20_12.5">01 - 1</text:span></text:p>
      <text:p text:style-name="P15"><text:soft-page-break/><text:span text:style-name="Mono_20_12.5">10 - 0</text:span></text:p>
      <text:p text:style-name="P15"><text:span text:style-name="Mono_20_12.5">11 - 1</text:span></text:p>
      <text:p text:style-name="P15"><text:span text:style-name="Mono_20_12.5">Child process 6797 printed info successfully</text:span></text:p>
      <text:p text:style-name="P15"><text:span text:style-name="Mono_20_12.5">l</text:span></text:p>
      <text:p text:style-name="P15"><text:span text:style-name="Mono_20_12.5">parent - 6768</text:span></text:p>
      <text:p text:style-name="P15"><text:span text:style-name="Mono_20_12.5">child :</text:span></text:p>
      <text:p text:style-name="P15"><text:span text:style-name="Mono_20_12.5">C_00 - <text:tab/>6787<text:tab/>acceptable</text:span></text:p>
      <text:p text:style-name="P15"><text:span text:style-name="Mono_20_12.5">C_01 - <text:tab/>6793<text:tab/>acceptable</text:span></text:p>
      <text:p text:style-name="P15"><text:span text:style-name="Mono_20_12.5">C_02 - <text:tab/>6797<text:tab/>acceptable</text:span></text:p>
      <text:p text:style-name="P15"><text:span text:style-name="Mono_20_12.5">PPID - 6768</text:span></text:p>
      <text:p text:style-name="P15"><text:span text:style-name="Mono_20_12.5">PID - 678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87 printed info successfully</text:span></text:p>
      <text:p text:style-name="P15"><text:span text:style-name="Mono_20_12.5">PPID - 6768</text:span></text:p>
      <text:p text:style-name="P15"><text:span text:style-name="Mono_20_12.5">PID - 6793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3 printed info successfully</text:span></text:p>
      <text:p text:style-name="P15"><text:span text:style-name="Mono_20_12.5">PPID - 6768</text:span></text:p>
      <text:p text:style-name="P15"><text:span text:style-name="Mono_20_12.5">PID - 679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7 printed info successfully</text:span></text:p>
      <text:p text:style-name="P15"><text:span text:style-name="Mono_20_12.5">g</text:span></text:p>
      <text:p text:style-name="P15"><text:span text:style-name="Mono_20_12.5">PPID - 6768</text:span></text:p>
      <text:p text:style-name="P15"><text:span text:style-name="Mono_20_12.5">PID - 678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oft-page-break/><text:span text:style-name="Mono_20_12.5">Child process 6787 printed info successfully</text:span></text:p>
      <text:p text:style-name="P15"><text:span text:style-name="Mono_20_12.5">PPID - 6768</text:span></text:p>
      <text:p text:style-name="P15"><text:span text:style-name="Mono_20_12.5">PID - 6793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3 printed info successfully</text:span></text:p>
      <text:p text:style-name="P15"><text:span text:style-name="Mono_20_12.5">PPID - 6768</text:span></text:p>
      <text:p text:style-name="P15"><text:span text:style-name="Mono_20_12.5">PID - 679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7 printed info successfully</text:span></text:p>
      <text:p text:style-name="P15"><text:span text:style-name="Mono_20_12.5">PPID - 6768</text:span></text:p>
      <text:p text:style-name="P15"><text:span text:style-name="Mono_20_12.5">PID - 678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87 printed info successfully</text:span></text:p>
      <text:p text:style-name="P15"><text:span text:style-name="Mono_20_12.5">PPID - 6768</text:span></text:p>
      <text:p text:style-name="P15"><text:span text:style-name="Mono_20_12.5">PID - 6793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3 printed info successfully</text:span></text:p>
      <text:p text:style-name="P15"><text:span text:style-name="Mono_20_12.5">PPID - 6768</text:span></text:p>
      <text:p text:style-name="P15"><text:span text:style-name="Mono_20_12.5">PID - 679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7 printed info successfully</text:span></text:p>
      <text:p text:style-name="P15"><text:span text:style-name="Mono_20_12.5">PPID - 6768</text:span></text:p>
      <text:p text:style-name="P15"><text:soft-page-break/><text:span text:style-name="Mono_20_12.5">PID - 678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87 printed info successfully</text:span></text:p>
      <text:p text:style-name="P15"><text:span text:style-name="Mono_20_12.5">PPID - 6768</text:span></text:p>
      <text:p text:style-name="P15"><text:span text:style-name="Mono_20_12.5">PID - 6793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3 printed info successfully</text:span></text:p>
      <text:p text:style-name="P15"><text:span text:style-name="Mono_20_12.5">qPPID - 6768</text:span></text:p>
      <text:p text:style-name="P15"><text:span text:style-name="Mono_20_12.5">PID - 6797</text:span></text:p>
      <text:p text:style-name="P15"><text:span text:style-name="Mono_20_12.5">00 - 1</text:span></text:p>
      <text:p text:style-name="P15"><text:span text:style-name="Mono_20_12.5">01 - 1</text:span></text:p>
      <text:p text:style-name="P15"><text:span text:style-name="Mono_20_12.5">10 - 1</text:span></text:p>
      <text:p text:style-name="P15"><text:span text:style-name="Mono_20_12.5">11 - 1</text:span></text:p>
      <text:p text:style-name="P15"><text:span text:style-name="Mono_20_12.5">Child process 6797 printed info successfully</text:span></text:p>
      <text:p text:style-name="P15"><text:span text:style-name="Mono_20_12.5">q</text:span></text:p>
      <text:p text:style-name="P15"><text:span text:style-name="Mono_20_12.5">Process 6797 killed</text:span></text:p>
      <text:p text:style-name="P15"><text:span text:style-name="Mono_20_12.5">Processes number = 2</text:span></text:p>
      <text:p text:style-name="P15"><text:span text:style-name="Mono_20_12.5">Process 6793 killed</text:span></text:p>
      <text:p text:style-name="P15"><text:span text:style-name="Mono_20_12.5">Processes number = 1</text:span></text:p>
      <text:p text:style-name="P15"><text:span text:style-name="Mono_20_12.5">Process 6787 killed</text:span></text:p>
      <text:p text:style-name="P15"><text:span text:style-name="Mono_20_12.5">Processes number = 0</text:span><text:span text:style-name="Mono_20_12.5"><text:span text:style-name="T50"><text:line-break/><text:line-break/></text:span></text:span><text:span text:style-name="U_5f_code"><text:span text:style-name="T50"><text:line-break/><text:line-break/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раздел" style:family="paragraph" style:parent-style-name="Standard" style:master-page-name="">
      <style:paragraph-properties fo:margin-left="0cm" fo:margin-top="0cm" fo:margin-bottom="0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fo:font-size="14pt" fo:font-weight="bold" officeooo:rsid="00150d43" style:font-size-asian="14pt" style:font-size-complex="14pt"/>
    </style:style>
    <style:style style:name="текст_20_основной" style:display-name="текст основной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style:font-size-asian="14pt" style:font-size-complex="14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U_5f_header" style:display-name="U_header" style:family="paragraph" style:parent-style-name="Heading_20_1" style:default-outline-level="" style:list-style-name="" style:master-page-name="">
      <style:paragraph-properties fo:margin-left="1.251cm" fo:margin-top="0cm" fo:margin-bottom="0cm" style:contextual-spacing="false" fo:text-align="justify" style:justify-single-word="false" style:page-number="auto">
        <style:tab-stops>
          <style:tab-stop style:position="1.251cm"/>
        </style:tab-stops>
      </style:paragraph-properties>
      <style:text-properties fo:text-transform="uppercase" fo:color="#000000" loext:opacity="100%" style:text-position="0% 100%" style:font-name="Liberation Serif1" fo:font-family="'Liberation Serif'" style:font-style-name="Жирный" style:font-family-generic="roman" style:font-pitch="variable"/>
    </style:style>
    <style:style style:name="U_5f_undHeader" style:display-name="U_undHeader" style:family="paragraph" style:parent-style-name="Heading_20_1" style:default-outline-level="" style:list-style-name="">
      <style:paragraph-properties fo:margin-left="1.251cm" fo:margin-top="0cm" fo:margin-bottom="0cm" style:contextual-spacing="false" fo:text-align="justify" style:justify-single-word="false">
        <style:tab-stops/>
      </style:paragraph-properties>
      <style:text-properties style:font-name="Liberation Serif1" fo:font-family="'Liberation Serif'" style:font-style-name="Жир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_5f_code_5f_h" style:display-name="U_code_h" style:family="paragraph" style:parent-style-name="Standard" style:master-page-name="">
      <style:paragraph-properties fo:margin-top="0.101cm" fo:margin-bottom="0cm" style:contextual-spacing="true" fo:line-height="115%" fo:text-align="start" style:justify-single-word="false" fo:text-indent="0cm" style:auto-text-indent="false" style:page-number="auto">
        <style:tab-stops/>
      </style:paragraph-properties>
      <style:text-properties style:font-name="Liberation Mono1" fo:font-family="'Liberation Mono'" style:font-style-name="Обычный" style:font-family-generic="modern" style:font-pitch="fixed" fo:font-size="11.5pt"/>
    </style:style>
    <style:style style:name="U_5f_text_5f_h" style:display-name="U_text_h" style:family="paragraph" style:parent-style-name="U_5f_code_5f_h" style:master-page-name="">
      <style:paragraph-properties fo:margin-top="0cm" fo:margin-bottom="0cm" style:contextual-spacing="false" fo:line-height="10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font-name="Liberation Serif2" fo:font-family="'Liberation Serif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U_5f_table" style:display-name="U_table" style:family="paragraph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style:font-name="Liberation Serif" fo:font-family="'Liberation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Serif_20_14" style:display-name="Serif 14" style:family="paragraph" style:master-page-name="">
      <style:paragraph-properties fo:margin-right="-0.035cm" fo:margin-top="0cm" fo:margin-bottom="0.139cm" style:contextual-spacing="false" fo:line-height="108%" fo:text-align="justify" style:justify-single-word="false" fo:orphans="0" fo:widows="0" style:page-number="auto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erb" style:family="text" style:parent-style-name="Source_20_Text">
      <style:text-properties fo:font-variant="normal" fo:text-transform="none" fo:color="#000000" loext:opacity="100%" style:text-line-through-style="none" style:text-line-through-type="none" style:font-name="Liberation Mono" fo:font-family="'Liberation Mono'" style:font-family-generic="modern" style:font-pitch="fixed" fo:font-size="12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U_5f_text" style:display-name="U_text" style:family="text" style:parent-style-name="verb">
      <style:text-properties style:font-name="Liberation Serif2" fo:font-family="'Liberation Serif'" style:font-style-name="Обычный" style:font-family-generic="roman" style:font-pitch="variable" fo:font-size="14pt"/>
    </style:style>
    <style:style style:name="U_5f_code" style:display-name="U_code" style:family="text" style:parent-style-name="U_5f_text">
      <style:text-properties style:font-name="Liberation Mono1" fo:font-family="'Liberation Mono'" style:font-style-name="Обычный" style:font-family-generic="modern" style:font-pitch="fixed" fo:font-size="11.5pt" loext:padding="0cm" loext:border="none"/>
    </style:style>
    <style:style style:name="Emphasis" style:family="text">
      <style:text-properties fo:font-style="italic" style:font-style-asian="italic" style:font-style-complex="italic"/>
    </style:style>
    <style:style style:name="U_5f_HEADER_5f_t" style:display-name="U_HEADER_t" style:family="text" style:parent-style-name="U_5f_text">
      <style:text-properties fo:text-transform="uppercase" fo:color="#000000" loext:opacity="100%" style:text-line-through-style="none" style:text-line-through-type="none" style:text-position="0% 100%" style:font-name="Liberation Serif2" fo:font-family="'Liberation Serif'" style:font-style-name="Обычный" style:font-family-generic="roman" style:font-pitch="variable" fo:font-size="14pt" fo:font-style="normal" style:text-underline-style="none" fo:font-weight="bold" officeooo:rsid="0005acc8" style:text-blinking="false" fo:background-color="#ffffff" style:font-name-asian="Liberation Mono" style:font-family-asian="'Liberation Mono'" style:font-family-generic-asian="modern" style:font-pitch-asian="fixed" style:font-size-asian="12pt" style:font-weight-asian="bold" style:font-name-complex="Liberation Mono" style:font-family-complex="'Liberation Mono'" style:font-family-generic-complex="modern" style:font-pitch-complex="fixed" style:font-size-complex="12pt" style:font-weight-complex="bold"/>
    </style:style>
    <style:style style:name="U_5f_undheader_5f_t" style:display-name="U_undheader_t" style:family="text" style:parent-style-name="U_5f_HEADER_5f_t">
      <style:text-properties fo:font-variant="normal" fo:text-transform="none" fo:color="#000000" loext:opacity="100%" style:text-line-through-style="none" style:text-line-through-type="none" style:text-position="0% 100%" style:font-name="Liberation Serif2" fo:font-family="'Liberation Serif'" style:font-style-name="Обычный" style:font-family-generic="roman" style:font-pitch="variable" fo:font-size="14pt" fo:font-style="normal" style:text-underline-style="none" fo:font-weight="bold" officeooo:rsid="0005acc8" style:text-blinking="false" fo:background-color="#ffffff" style:font-name-asian="Liberation Mono" style:font-family-asian="'Liberation Mono'" style:font-family-generic-asian="modern" style:font-pitch-asian="fixed" style:font-size-asian="12pt" style:font-weight-asian="bold" style:font-name-complex="Liberation Mono" style:font-family-complex="'Liberation Mono'" style:font-family-generic-complex="modern" style:font-pitch-complex="fixed" style:font-size-complex="12pt" style:font-weight-complex="bold"/>
    </style:style>
    <style:style style:name="Mono_20_12.5" style:display-name="Mono 12.5" style:family="text">
      <style:text-properties fo:font-variant="normal" fo:text-transform="none" fo:color="#000000" loext:opacity="100%" style:text-line-through-style="none" style:text-line-through-type="none" style:font-name="Liberation Mono1" fo:font-family="'Liberation Mono'" style:font-style-name="Обычный" style:font-family-generic="modern" style:font-pitch="fixed" fo:font-size="12.5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0</text:page-number></text:span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U_5f_list" style:display-name="U_list" style:page-layout-name="Mpm3" draw:style-name="Mdp1">
      <style:footer>
        <text:p text:style-name="MP2"/>
        <text:p text:style-name="MP2"><text:page-number text:select-page="current">10</text:page-number></text:p>
      </style:footer>
      <style:footer-first>
        <text:p text:style-name="Footer"/>
      </style:footer-first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5-13T15:09:51.631904144</dc:date>
    <meta:editing-duration>PT5H53M37S</meta:editing-duration>
    <meta:editing-cycles>31</meta:editing-cycles>
    <meta:generator>LibreOffice/24.8.6.2$Linux_X86_64 LibreOffice_project/480$Build-2</meta:generator>
    <meta:print-date>2025-05-06T23:59:02.856595365</meta:print-date>
    <meta:printed-by>Файлы PDF</meta:printed-by>
    <meta:document-statistic meta:table-count="0" meta:image-count="0" meta:object-count="0" meta:page-count="11" meta:paragraph-count="250" meta:word-count="1332" meta:character-count="8713" meta:non-whitespace-character-count="7400"/>
  </office:meta>
</office:document-meta>
</file>